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6cd4a" officeooo:paragraph-rsid="0016cd4a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16cd4a" officeooo:paragraph-rsid="0016cd4a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16cd4a" officeooo:paragraph-rsid="001954a7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16cd4a" officeooo:paragraph-rsid="001dc6cc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6cd4a" officeooo:paragraph-rsid="001ec8a8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6cd4a" officeooo:paragraph-rsid="001f9e69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6cd4a" officeooo:paragraph-rsid="0020f8c5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16cd4a" officeooo:paragraph-rsid="0029be74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16cd4a" officeooo:paragraph-rsid="001c8db3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paragraph-rsid="001954a7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paragraph-rsid="001f9e69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1adc5f" officeooo:paragraph-rsid="001adc5f" style:font-name-asian="Noto Sans Mono CJK SC" style:font-size-asian="12pt" style:font-name-complex="Liberation Mono" style:font-size-complex="12pt"/>
    </style:style>
    <style:style style:name="P16" style:family="paragraph" style:parent-style-name="Preformatted_20_Text">
      <style:text-properties style:font-name="Droid Sans Mono" fo:font-size="10pt" officeooo:rsid="0016cd4a" officeooo:paragraph-rsid="001adc5f" style:font-size-asian="10pt" style:font-size-complex="10pt"/>
    </style:style>
    <style:style style:name="P17" style:family="paragraph" style:parent-style-name="Preformatted_20_Text">
      <style:text-properties style:font-name="Droid Sans Mono" fo:font-size="10pt" officeooo:rsid="0016cd4a" officeooo:paragraph-rsid="001c8db3" style:font-size-asian="10pt" style:font-size-complex="10pt"/>
    </style:style>
    <style:style style:name="P18" style:family="paragraph" style:parent-style-name="Preformatted_20_Text">
      <style:text-properties style:font-name="Droid Sans Mono" fo:font-size="10pt" officeooo:rsid="0016cd4a" officeooo:paragraph-rsid="001dc6cc" style:font-size-asian="10pt" style:font-size-complex="10pt"/>
    </style:style>
    <style:style style:name="P19" style:family="paragraph" style:parent-style-name="Preformatted_20_Text">
      <style:text-properties style:font-name="Droid Sans Mono" fo:font-size="10pt" officeooo:rsid="0016cd4a" officeooo:paragraph-rsid="001defa9" style:font-size-asian="10pt" style:font-size-complex="10pt"/>
    </style:style>
    <style:style style:name="P20" style:family="paragraph" style:parent-style-name="Preformatted_20_Text">
      <style:text-properties style:font-name="Droid Sans Mono" fo:font-size="10pt" officeooo:rsid="0016cd4a" officeooo:paragraph-rsid="001ec8a8" style:font-size-asian="10pt" style:font-size-complex="10pt"/>
    </style:style>
    <style:style style:name="P21" style:family="paragraph" style:parent-style-name="Preformatted_20_Text">
      <style:text-properties style:font-name="Droid Sans Mono" fo:font-size="10pt" officeooo:rsid="0016cd4a" officeooo:paragraph-rsid="001f9e69" style:font-size-asian="10pt" style:font-size-complex="10pt"/>
    </style:style>
    <style:style style:name="P22" style:family="paragraph" style:parent-style-name="Preformatted_20_Text">
      <style:text-properties style:font-name="Droid Sans Mono" fo:font-size="10pt" officeooo:rsid="0016cd4a" officeooo:paragraph-rsid="00253a5d" style:font-size-asian="10pt" style:font-size-complex="10pt"/>
    </style:style>
    <style:style style:name="P23" style:family="paragraph" style:parent-style-name="Preformatted_20_Text">
      <style:text-properties style:font-name="Droid Sans Mono" fo:font-size="10pt" officeooo:rsid="0016cd4a" officeooo:paragraph-rsid="002714b8" style:font-size-asian="10pt" style:font-size-complex="10pt"/>
    </style:style>
    <style:style style:name="P24" style:family="paragraph" style:parent-style-name="Preformatted_20_Text">
      <style:text-properties style:font-name="Droid Sans Mono" fo:font-size="10pt" officeooo:rsid="001b75d7" officeooo:paragraph-rsid="001b75d7" style:font-size-asian="10pt" style:font-size-complex="10pt"/>
    </style:style>
    <style:style style:name="P25" style:family="paragraph" style:parent-style-name="Preformatted_20_Text">
      <style:text-properties style:font-name="Droid Sans Mono" fo:font-size="10pt" officeooo:rsid="001ec8a8" officeooo:paragraph-rsid="001ec8a8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Droid Sans Mono" fo:font-size="10pt" officeooo:rsid="001ec8a8" officeooo:paragraph-rsid="001f9e69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officeooo:paragraph-rsid="0016cd4a"/>
    </style:style>
    <style:style style:name="P28" style:family="paragraph" style:parent-style-name="Preformatted_20_Text">
      <style:text-properties officeooo:paragraph-rsid="001dc6cc"/>
    </style:style>
    <style:style style:name="P29" style:family="paragraph" style:parent-style-name="Preformatted_20_Text">
      <style:text-properties officeooo:paragraph-rsid="001954a7"/>
    </style:style>
    <style:style style:name="P30" style:family="paragraph" style:parent-style-name="Preformatted_20_Text">
      <style:text-properties officeooo:paragraph-rsid="001f9e69"/>
    </style:style>
    <style:style style:name="P31" style:family="paragraph" style:parent-style-name="Preformatted_20_Text">
      <style:text-properties officeooo:paragraph-rsid="0020f8c5"/>
    </style:style>
    <style:style style:name="P32" style:family="paragraph" style:parent-style-name="Preformatted_20_Text">
      <style:text-properties style:font-name="Liberation Serif" fo:font-size="12pt" officeooo:rsid="00235ec7" officeooo:paragraph-rsid="00235ec7" style:font-size-asian="12pt" style:font-size-complex="12pt"/>
    </style:style>
    <style:style style:name="P33" style:family="paragraph" style:parent-style-name="Preformatted_20_Text">
      <style:text-properties officeooo:paragraph-rsid="0029be74"/>
    </style:style>
    <style:style style:name="P34" style:family="paragraph" style:parent-style-name="Preformatted_20_Text">
      <style:text-properties style:font-name="Droid Sans Mono" fo:font-size="10pt" style:font-size-asian="10pt" style:font-size-complex="10pt"/>
    </style:style>
    <style:style style:name="P35" style:family="paragraph" style:parent-style-name="Preformatted_20_Text">
      <style:text-properties style:font-name="Droid Sans Mono" fo:font-size="10pt" officeooo:paragraph-rsid="002afa41" style:font-size-asian="10pt" style:font-size-complex="10pt"/>
    </style:style>
    <style:style style:name="P36" style:family="paragraph" style:parent-style-name="Preformatted_20_Text">
      <style:text-properties style:font-name="Droid Sans Mono" fo:font-size="10pt" fo:font-weight="bold" officeooo:paragraph-rsid="002afa41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Preformatted_20_Text">
      <style:paragraph-properties fo:break-before="page"/>
      <style:text-properties style:font-name="Liberation Serif" fo:font-size="12pt" officeooo:rsid="0016cd4a" officeooo:paragraph-rsid="0029be74" style:font-size-asian="12pt" style:font-size-complex="12pt"/>
    </style:style>
    <style:style style:name="P39" style:family="paragraph" style:parent-style-name="Preformatted_20_Text">
      <style:paragraph-properties fo:break-before="page"/>
      <style:text-properties style:font-name="Droid Sans Mono" fo:font-size="10pt" officeooo:rsid="0016cd4a" officeooo:paragraph-rsid="001dc6cc" style:font-size-asian="10pt" style:font-size-complex="10pt"/>
    </style:style>
    <style:style style:name="T1" style:family="text">
      <style:text-properties style:font-name="Liberation Sans" fo:font-size="12pt" fo:font-weight="bold" officeooo:rsid="0016cd4a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9be74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1adc5f" style:font-name-asian="Noto Sans Mono CJK SC" style:font-size-asian="12pt" style:font-weight-asian="bold" style:font-name-complex="Liberation Mono" style:font-size-complex="12pt" style:font-weight-complex="bold"/>
    </style:style>
    <style:style style:name="T4" style:family="text">
      <style:text-properties style:font-name="Liberation Sans" fo:font-size="12pt" fo:font-weight="bold" officeooo:rsid="001ec8a8" style:font-name-asian="Noto Sans Mono CJK SC" style:font-size-asian="12pt" style:font-weight-asian="bold" style:font-name-complex="Liberation Mono" style:font-size-complex="12pt" style:font-weight-complex="bold"/>
    </style:style>
    <style:style style:name="T5" style:family="text">
      <style:text-properties style:font-name="Liberation Sans" fo:font-size="12pt" fo:font-weight="bold" officeooo:rsid="001f9e69" style:font-name-asian="Noto Sans Mono CJK SC" style:font-size-asian="12pt" style:font-weight-asian="bold" style:font-name-complex="Liberation Mono" style:font-size-complex="12pt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fo:font-weight="bold" officeooo:rsid="0029be74" style:font-weight-asian="bold" style:font-weight-complex="bold"/>
    </style:style>
    <style:style style:name="T8" style:family="text">
      <style:text-properties style:font-name="Liberation Serif" fo:font-size="12pt" officeooo:rsid="001c8db3" style:font-size-asian="12pt" style:font-size-complex="12pt"/>
    </style:style>
    <style:style style:name="T9" style:family="text">
      <style:text-properties style:font-name="Liberation Serif" fo:font-size="12pt" officeooo:rsid="001dc6cc" style:font-name-asian="Noto Sans Mono CJK SC" style:font-size-asian="12pt" style:font-name-complex="Liberation Mono" style:font-size-complex="12pt"/>
    </style:style>
    <style:style style:name="T10" style:family="text">
      <style:text-properties style:font-name="Liberation Serif" fo:font-size="12pt" officeooo:rsid="0020f8c5" style:font-name-asian="Noto Sans Mono CJK SC" style:font-size-asian="12pt" style:font-name-complex="Liberation Mono" style:font-size-complex="12pt"/>
    </style:style>
    <style:style style:name="T11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Liberation Serif" fo:font-size="16pt" fo:font-weight="bold" officeooo:rsid="00187f79" style:font-name-asian="Noto Sans Mono CJK SC" style:font-size-asian="16pt" style:font-weight-asian="bold" style:font-name-complex="Liberation Mono" style:font-size-complex="16pt" style:font-weight-complex="bold"/>
    </style:style>
    <style:style style:name="T13" style:family="text">
      <style:text-properties officeooo:rsid="001adc5f"/>
    </style:style>
    <style:style style:name="T14" style:family="text">
      <style:text-properties officeooo:rsid="001c8db3"/>
    </style:style>
    <style:style style:name="T15" style:family="text">
      <style:text-properties officeooo:rsid="001dc6cc"/>
    </style:style>
    <style:style style:name="T16" style:family="text">
      <style:text-properties officeooo:rsid="001defa9"/>
    </style:style>
    <style:style style:name="T17" style:family="text">
      <style:text-properties style:font-name="Droid Sans Mono" fo:font-size="10pt" officeooo:rsid="0016cd4a" style:font-size-asian="10pt" style:font-size-complex="10pt"/>
    </style:style>
    <style:style style:name="T18" style:family="text">
      <style:text-properties officeooo:rsid="002348d8"/>
    </style:style>
    <style:style style:name="T19" style:family="text">
      <style:text-properties officeooo:rsid="00253a5d"/>
    </style:style>
    <style:style style:name="T20" style:family="text">
      <style:text-properties officeooo:rsid="002714b8"/>
    </style:style>
    <style:style style:name="T21" style:family="text">
      <style:text-properties officeooo:rsid="0029be74"/>
    </style:style>
    <style:style style:name="T22" style:family="text">
      <style:text-properties officeooo:rsid="002af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reformatted_20_Text"><text:span text:style-name="T12">Ansible</text:span><text:span text:style-name="T11"> install and code</text:span></text:p>
      <text:p text:style-name="P1"/>
      <text:p text:style-name="P1"/>
      <text:p text:style-name="P27"><text:bookmark-start text:name="__DdeLink__1028_2560664044"/><text:span text:style-name="T1">=== </text:span><text:span text:style-name="T3">Install Ansible</text:span><text:span text:style-name="T1"> ===</text:span></text:p>
      <text:p text:style-name="P1"/>
      <text:p text:style-name="P15"><text:span text:style-name="T14">Install Ansible o</text:span>n Ubuntu:</text:p>
      <text:p text:style-name="P2"/>
      <text:p text:style-name="P16"><text:bookmark-start text:name="__DdeLink__1031_2560664044"/><text:span text:style-name="T13">$ sudo apt update</text:span></text:p>
      <text:p text:style-name="P16"><text:bookmark-end text:name="__DdeLink__1031_2560664044"/><text:span text:style-name="T13">$ sudo apt install ansible</text:span><text:bookmark-start text:name="__DdeLink__902_3598845908"/><text:bookmark-end text:name="__DdeLink__902_3598845908"/></text:p>
      <text:p text:style-name="P24">$ ansible --version</text:p>
      <text:p text:style-name="P2"/>
      <text:p text:style-name="P2"><text:bookmark-start text:name="__DdeLink__1035_2560664044"/></text:p>
      <text:p text:style-name="P2"><text:span text:style-name="T14">Set up the inventory file </text:span><text:span text:style-name="T15">and check it:</text:span></text:p>
      <text:p text:style-name="P2"/>
      <text:p text:style-name="P17"><text:span text:style-name="T13">$ sudo </text:span><text:span text:style-name="T14">vi /etc/ansible/hosts</text:span></text:p>
      <text:p text:style-name="P17"/>
      <text:p text:style-name="P17"><text:span text:style-name="T15">$ </text:span>ansible-inventory --list -y</text:p>
      <text:p text:style-name="P17"><text:span text:style-name="T15">$ </text:span>ansible-inventory -i <text:bookmark-start text:name="__DdeLink__1040_2560664044"/>/etc/ansible/hosts<text:bookmark-end text:name="__DdeLink__1040_2560664044"/> --list -y</text:p>
      <text:p text:style-name="P12"><text:bookmark-start text:name="__DdeLink__1090_2560664044"/><text:bookmark-start text:name="__DdeLink__1104_2560664044"/></text:p>
      <text:p text:style-name="P7"/>
      <text:p text:style-name="P28"><text:bookmark-start text:name="__DdeLink__1059_2560664044"/><text:span text:style-name="T9">Check the conectivity to the target servers</text:span><text:span text:style-name="T8">:</text:span></text:p>
      <text:p text:style-name="P7"><text:bookmark-end text:name="__DdeLink__1059_2560664044"/></text:p>
      <text:p text:style-name="P18"><text:bookmark-start text:name="__DdeLink__1037_2560664044"/><text:bookmark-start text:name="__DdeLink__1061_2560664044"/><text:span text:style-name="T13">$ ansible all -m ping -u </text:span><text:span text:style-name="T18">bruce</text:span></text:p>
      <text:p text:style-name="P22"><text:span text:style-name="T13">$ ansible all -m ping -u </text:span><text:span text:style-name="T18">bruce –</text:span><text:span text:style-name="T19">ask-pass <text:s text:c="10"/># Needs sshpass installed</text:span></text:p>
      <text:p text:style-name="P22"><text:bookmark-end text:name="__DdeLink__1061_2560664044"/><text:span text:style-name="T13">$ ansible -</text:span><text:span text:style-name="T16">i </text:span>/etc/ansible/hosts<text:span text:style-name="T13"> -m ping -u </text:span><text:span text:style-name="T18">bruce</text:span></text:p>
      <text:p text:style-name="P19"/>
      <text:p text:style-name="P19"># as bruce</text:p>
      <text:p text:style-name="Preformatted_20_Text">$ ansible all -m ping -u bruce</text:p>
      <text:p text:style-name="Preformatted_20_Text"/>
      <text:p text:style-name="Preformatted_20_Text"># as bruce, sudoing to root (sudo is default method)</text:p>
      <text:p text:style-name="Preformatted_20_Text">$ ansible all -m ping -u bruce –become</text:p>
      <text:p text:style-name="Preformatted_20_Text"/>
      <text:p text:style-name="Preformatted_20_Text"># as bruce, sudoing to batman</text:p>
      <text:p text:style-name="P37">$ ansible all -m ping -u bruce --become --become-user batman</text:p>
      <text:p text:style-name="P32">Note:</text:p>
      <text:p text:style-name="P32"><text:s text:c="2"/>In case of errors repeat the command with -vvv</text:p>
      <text:p text:style-name="P19"/>
      <text:p text:style-name="P19"><text:bookmark-end text:name="__DdeLink__1090_2560664044"/></text:p>
      <text:p text:style-name="P31"><text:span text:style-name="T10">Run a live command on the </text:span><text:span text:style-name="T9">target servers</text:span><text:span text:style-name="T8">:</text:span></text:p>
      <text:p text:style-name="P10"/>
      <text:p text:style-name="P19"><text:bookmark-start text:name="__DdeLink__1064_2560664044"/>$ ansible all -a "/bin/echo hello"</text:p>
      <text:p text:style-name="P23">$ ansible a<text:bookmark-end text:name="__DdeLink__1104_2560664044"/>ll -a "<text:span text:style-name="T20">uname -a</text:span>"</text:p>
      <text:p text:style-name="P23"><text:bookmark-end text:name="__DdeLink__1037_2560664044"/><text:bookmark-end text:name="__DdeLink__1064_2560664044"/></text:p>
      <text:p text:style-name="P7"/>
      <text:p text:style-name="P7"><text:span text:style-name="T14">Set up the inventory file:</text:span></text:p>
      <text:p text:style-name="P7"/>
      <text:p text:style-name="P18"><text:span text:style-name="T13">$ sudo </text:span><text:span text:style-name="T14">vi /etc/ansible/hosts</text:span></text:p>
      <text:p text:style-name="P18"/>
      <text:p text:style-name="P7"/>
      <text:p text:style-name="P7"><text:span text:style-name="T14">Set up the inventory file:</text:span></text:p>
      <text:p text:style-name="P7"/>
      <text:p text:style-name="P18"><text:span text:style-name="T13">$ sudo </text:span><text:span text:style-name="T14">vi /etc/ansible/hosts</text:span></text:p>
      <text:p text:style-name="P18"/>
      <text:p text:style-name="P18"><text:bookmark-end text:name="__DdeLink__1035_2560664044"/></text:p>
      <text:p text:style-name="P39"/>
      <text:p text:style-name="P33"><text:bookmark-start text:name="__DdeLink__1106_2560664044"/><text:span text:style-name="T1">=== </text:span><text:span text:style-name="T2">hosts file</text:span><text:span text:style-name="T1"> </text:span><text:span text:style-name="T2">example </text:span><text:span text:style-name="T1">===</text:span><text:bookmark-end text:name="__DdeLink__1106_2560664044"/></text:p>
      <text:p text:style-name="P11">hosts</text:p>
      <text:p text:style-name="P11">&gt;&gt;&gt;&gt;&gt;</text:p>
      <text:p text:style-name="P11"># Ex 1: Ungrouped hosts, specify before any group headers.</text:p>
      <text:p text:style-name="P11"/>
      <text:p text:style-name="P11">green.example.com</text:p>
      <text:p text:style-name="P11">blue.example.com</text:p>
      <text:p text:style-name="P11">192.168.100.1</text:p>
      <text:p text:style-name="P11">192.168.100.10</text:p>
      <text:p text:style-name="P11"/>
      <text:p text:style-name="P11"># Ex 2: A collection of hosts belonging to the 'webservers' group</text:p>
      <text:p text:style-name="P11"/>
      <text:p text:style-name="P11">[webservers]</text:p>
      <text:p text:style-name="P11">alpha.example.org</text:p>
      <text:p text:style-name="P11">beta.example.org</text:p>
      <text:p text:style-name="P11">192.168.1.100</text:p>
      <text:p text:style-name="P11">192.168.1.110</text:p>
      <text:p text:style-name="P11"/>
      <text:p text:style-name="P11"/>
      <text:p text:style-name="P11">[testservers]</text:p>
      <text:p text:style-name="P11">server1 ansible_host=192.168.122.62</text:p>
      <text:p text:style-name="P11"/>
      <text:p text:style-name="P11"># If you have multiple hosts following a pattern you can specify</text:p>
      <text:p text:style-name="P11"># them like this:</text:p>
      <text:p text:style-name="P11"/>
      <text:p text:style-name="P11">www[001:006].example.com</text:p>
      <text:p text:style-name="P11"/>
      <text:p text:style-name="P11"/>
      <text:p text:style-name="P11"># Ex 3: A collection of database servers in the 'dbservers' group</text:p>
      <text:p text:style-name="P11"/>
      <text:p text:style-name="P11">[dbservers]</text:p>
      <text:p text:style-name="P11">db01.intranet.mydomain.net</text:p>
      <text:p text:style-name="P11">db02.intranet.mydomain.net</text:p>
      <text:p text:style-name="P11">10.25.1.56</text:p>
      <text:p text:style-name="P11">10.25.1.57</text:p>
      <text:p text:style-name="P11">db-[99:101]-node.example.com</text:p>
      <text:p text:style-name="P11"/>
      <text:p text:style-name="P11"/>
      <text:p text:style-name="P11"># Ex 4: Define a group with named servers</text:p>
      <text:p text:style-name="P11"/>
      <text:p text:style-name="P11">[testservers]</text:p>
      <text:p text:style-name="P11">server1 ansible_host=192.168.122.62</text:p>
      <text:p text:style-name="P11">server2 ansible_host=192.168.122.63</text:p>
      <text:p text:style-name="P11"><text:s text:c="43"/></text:p>
      <text:p text:style-name="P11">&lt;&lt;&lt;&lt;&lt;</text:p>
      <text:p text:style-name="P11"/>
      <text:p text:style-name="P38"/>
      <text:p text:style-name="P11"><text:span text:style-name="T6">=== </text:span><text:span text:style-name="T7">Ansible variables <text:s/></text:span><text:span text:style-name="T6">===</text:span></text:p>
      <text:p text:style-name="P1"><text:bookmark-end text:name="__DdeLink__1028_2560664044"/></text:p>
      <text:p text:style-name="P1"><text:span text:style-name="T21">V</text:span>ariable precedence <text:span text:style-name="T21">(it’s a long list, here are the first seven):</text:span></text:p>
      <text:p text:style-name="P1"/>
      <text:p text:style-name="P1"><text:span text:style-name="T21">1. C</text:span>ommand line values (for example, -u my_user, these are not variables)</text:p>
      <text:p text:style-name="P1"><text:span text:style-name="T21">2. R</text:span>ole defaults (defined in role/defaults/main.yml)</text:p>
      <text:p text:style-name="P1"><text:span text:style-name="T21">3. I</text:span>nventory file or script group vars</text:p>
      <text:p text:style-name="P1"><text:span text:style-name="T21">4. I</text:span>nventory group_vars/all</text:p>
      <text:p text:style-name="P1"><text:span text:style-name="T21">5. P</text:span>laybook group_vars/all</text:p>
      <text:p text:style-name="P1"><text:span text:style-name="T21">6. I</text:span>nventory group_vars/*</text:p>
      <text:p text:style-name="P1"><text:span text:style-name="T21">7. P</text:span>laybook group_vars/*</text:p>
      <text:p text:style-name="P1">...</text:p>
      <text:p text:style-name="P1"/>
      <text:p text:style-name="P34">.....</text:p>
      <text:p text:style-name="P34">---</text:p>
      <text:p text:style-name="P34"># file: /etc/ansible/group_vars/all</text:p>
      <text:p text:style-name="P34"># this is the site wide default</text:p>
      <text:p text:style-name="P34">ntp_server: default-time.example.com</text:p>
      <text:p text:style-name="P34">.....</text:p>
      <text:p text:style-name="P36"/>
      <text:p text:style-name="P36">.....</text:p>
      <text:p text:style-name="P35">---</text:p>
      <text:p text:style-name="P34"># file: roles/x/vars/main.yml</text:p>
      <text:p text:style-name="P34"># this will absolutely be used in this role</text:p>
      <text:p text:style-name="P34">http_port: 80</text:p>
      <text:p text:style-name="P34">..…</text:p>
      <text:p text:style-name="P34"/>
      <text:p text:style-name="P34"/>
      <text:p text:style-name="P34"><text:span text:style-name="T22">#</text:span>Playbook (overwrite a role variable)</text:p>
      <text:p text:style-name="P34">.....</text:p>
      <text:p text:style-name="P34">roles:</text:p>
      <text:p text:style-name="P34"><text:s text:c="3"/>- role: apache</text:p>
      <text:p text:style-name="P34"><text:s text:c="5"/>vars:</text:p>
      <text:p text:style-name="P34"><text:s text:c="8"/>http_port: 8080</text:p>
      <text:p text:style-name="P34">..... </text:p>
      <text:p text:style-name="P1"/>
      <text:p text:style-name="P1"><text:bookmark-start text:name="__DdeLink__1054_2560664044"/></text:p>
      <text:p text:style-name="P29"><text:bookmark-start text:name="__DdeLink__1075_2560664044"/><text:span text:style-name="T1">=== </text:span><text:span text:style-name="T4">Ansible ad-hoc commands</text:span><text:span text:style-name="T1"> ===</text:span></text:p>
      <text:p text:style-name="P13"><text:bookmark-end text:name="__DdeLink__1075_2560664044"/></text:p>
      <text:p text:style-name="P6">Copy a file to multiple hosts:<text:bookmark-start text:name="__DdeLink__1045_2560664044"/></text:p>
      <text:p text:style-name="P6"/>
      <text:p text:style-name="P25">$ ansible -i hosts all -m copy \</text:p>
      <text:p text:style-name="P25"><text:s text:c="3"/>-a "src=/root/test_ansible/testfile dest=/tmp/testfile"</text:p>
      <text:p text:style-name="P25"><text:bookmark-start text:name="__DdeLink__902_35988459081"/></text:p>
      <text:p text:style-name="P6"><text:bookmark-end text:name="__DdeLink__902_35988459081"/></text:p>
      <text:p text:style-name="P8">Install and remove a package via yum on multiple hosts:</text:p>
      <text:p text:style-name="P8"/>
      <text:p text:style-name="P20">ansible -i hosts all -m yum -a 'name=ncdu state=present' <text:s text:c="3"/># Install a packge</text:p>
      <text:p text:style-name="P20"/>
      <text:p text:style-name="P20">ansible -i hosts all -m yum -a 'name=ncdu state=absent' <text:s text:c="4"/># Remove a package<text:bookmark-start text:name="__DdeLink__902_359884590811"/></text:p>
      <text:p text:style-name="P8"><text:bookmark-end text:name="__DdeLink__902_359884590811"/></text:p>
      <text:p text:style-name="P8"><text:bookmark-end text:name="__DdeLink__1045_2560664044"/></text:p>
      <text:p text:style-name="P13"><text:bookmark-end text:name="__DdeLink__1054_2560664044"/></text:p>
      <text:p text:style-name="P13"/>
      <text:p text:style-name="P1"/>
      <text:p text:style-name="P14"/>
      <text:p text:style-name="P30"><text:soft-page-break/><text:span text:style-name="T1">=== </text:span><text:span text:style-name="T4">Ansible </text:span><text:span text:style-name="T5">Playbooks </text:span><text:span text:style-name="T1">===</text:span></text:p>
      <text:p text:style-name="P14"/>
      <text:p text:style-name="P9">Copy a file to multiple hosts:<text:bookmark-start text:name="__DdeLink__1045_25606640441"/></text:p>
      <text:p text:style-name="P9"/>
      <text:p text:style-name="P26">$ ansible -i hosts all -m copy \</text:p>
      <text:p text:style-name="P26"><text:s text:c="3"/>-a "src=/root/test_ansible/testfile dest=/tmp/testfile"</text:p>
      <text:p text:style-name="P26"><text:bookmark-start text:name="__DdeLink__902_359884590813"/></text:p>
      <text:p text:style-name="P9"><text:bookmark-end text:name="__DdeLink__902_359884590813"/></text:p>
      <text:p text:style-name="P9">Install and remove a package via yum on multiple hosts:</text:p>
      <text:p text:style-name="P9"/>
      <text:p text:style-name="P21">ansible -i hosts all -m yum -a 'name=ncdu state=present' <text:s text:c="3"/># Install a packge</text:p>
      <text:p text:style-name="P21"/>
      <text:p text:style-name="P21">ansible -i hosts all -m yum -a 'name=ncdu state=absent' <text:s text:c="4"/># Remove a package<text:bookmark-start text:name="__DdeLink__902_3598845908111"/></text:p>
      <text:p text:style-name="P9"><text:bookmark-end text:name="__DdeLink__902_3598845908111"/></text:p>
      <text:p text:style-name="P9"><text:bookmark-end text:name="__DdeLink__1045_25606640441"/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reformatted_20_Text">&lt;&lt;&lt; EOF &gt;&gt;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1T16:56:58.701275070</dc:date>
    <meta:editing-duration>PT4H12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4" meta:paragraph-count="105" meta:word-count="485" meta:character-count="3156" meta:non-whitespace-character-count="2687"/>
  </office:meta>
</office:document-meta>
</file>